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fo:font-size="14pt" style:text-underline-style="none" fo:font-weight="normal" style:font-weight-asian="normal" style:font-weight-complex="normal"/>
    </style:style>
    <style:style style:name="P6" style:family="paragraph" style:parent-style-name="Heading_20_1">
      <style:text-properties fo:font-size="30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paragraph-rsid="00210283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officeooo:paragraph-rsid="00210283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209c0f"/>
    </style:style>
    <style:style style:name="T2" style:family="text">
      <style:text-properties officeooo:rsid="0021028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ptables</text:h>
      <text:p text:style-name="P7"/>
      <text:p text:style-name="P4"><text:a xlink:type="simple" xlink:href="https://www.tecmint.com/manage-and-limit-downloadupload-bandwidth-with-trickle-in-linux/" office:target-frame-name="_blank" xlink:show="new" text:style-name="Internet_20_link" text:visited-style-name="Visited_20_Internet_20_Link">Managing network traffic</text:a> is one of the toughest jobs a system administrators has to deal with. He must <text:a xlink:type="simple" xlink:href="https://www.tecmint.com/configure-iptables-firewall/" office:target-frame-name="_blank" xlink:show="new" text:style-name="Internet_20_link" text:visited-style-name="Visited_20_Internet_20_Link">configure the firewall</text:a> in such a way that it will meet the system and users requirements for both incoming and outgoing connections, without leaving the system vulnerable to attacks.</text:p>
      <text:p text:style-name="P4">This is where <text:span text:style-name="Source_20_Text">iptables</text:span> come in handy. <text:span text:style-name="Strong_20_Emphasis">Iptables</text:span> is a Linux command line firewall that allows system administrators to manage incoming and outgoing traffic via a set of configurable table rules.</text:p>
      <text:p text:style-name="Text_20_body"><text:span text:style-name="Strong_20_Emphasis"/></text:p>
      <text:p text:style-name="P8"><text:span text:style-name="Strong_20_Emphasis">-</text:span><text:span text:style-name="Strong_20_Emphasis"><text:span text:style-name="T1">what </text:span></text:span></text:p>
      <text:p text:style-name="P8"><text:span text:style-name="Strong_20_Emphasis"/></text:p>
      <text:p text:style-name="Text_20_body"><text:span text:style-name="Strong_20_Emphasis">Iptables</text:span> uses a set of tables which have chains that contain set of built-in or user defined rules. Thanks to them a system administrator can properly filter the network traffic of his system.</text:p>
      <text:p text:style-name="P4"/>
      <text:p text:style-name="P4">Iptable is the built-in linux firewall which includes some conditions, known as <text:span text:style-name="Strong_20_Emphasis">rules</text:span>, according to which the traffic is allowed on the machine. It monitors the incoming and outgoing traffic and filter it according to the specified rules. </text:p>
      <text:p text:style-name="Text_20_body">The incoming and outgoing data is transferred in the form of packets. Linux provide an interface to filter these packets. Here, Iptables comes into picture, which is a command line tool to set-up and configure the firewall. <text:span text:style-name="Strong_20_Emphasis">Iptables</text:span> contain <text:span text:style-name="Strong_20_Emphasis">tables</text:span> to filter packets. These tables contain multiple <text:span text:style-name="Strong_20_Emphasis">chains</text:span> which are nothing, but the set of <text:span text:style-name="Strong_20_Emphasis">rules</text:span>. </text:p>
      <text:p text:style-name="P7"/>
      <text:p text:style-name="P13">Per iptables manual, there are currently 3 types of tables:</text:p>
      <text:list xml:id="list2070934011" text:style-name="L2">
        <text:list-item>
          <text:list>
            <text:list-item>
              <text:list>
                <text:list-item>
                  <text:p text:style-name="P15"><text:span text:style-name="Strong_20_Emphasis"><text:span text:style-name="Source_20_Text"><text:span text:style-name="T2">F</text:span></text:span></text:span><text:span text:style-name="Strong_20_Emphasis"><text:span text:style-name="Source_20_Text">ILTER</text:span></text:span><text:span text:style-name="Strong_20_Emphasis"> – this is the default table, which contains the built in chains for: </text:span></text:p>
                </text:list-item>
              </text:list>
            </text:list-item>
          </text:list>
        </text:list-item>
      </text:list>
      <text:list xml:id="list2588167526" text:style-name="L3">
        <text:list-item>
          <text:list>
            <text:list-item>
              <text:list>
                <text:list-item>
                  <text:p text:style-name="P16"><text:span text:style-name="Strong_20_Emphasis">INPUT</text:span>  – packages destined for local sockets </text:p>
                </text:list-item>
                <text:list-item>
                  <text:p text:style-name="P16"><text:span text:style-name="Strong_20_Emphasis">FORWARD</text:span> – packets routed through the system </text:p>
                </text:list-item>
                <text:list-item>
                  <text:p text:style-name="P16"><text:span text:style-name="Strong_20_Emphasis">OUTPUT</text:span> – packets generated locally </text:p>
                </text:list-item>
              </text:list>
            </text:list-item>
            <text:list-item>
              <text:p text:style-name="P16"><text:span text:style-name="Source_20_Text">NAT</text:span> – a table that is consulted when a packet tries to create a new connection. It has the following built-in: </text:p>
              <text:list>
                <text:list-item>
                  <text:p text:style-name="P16"><text:span text:style-name="Strong_20_Emphasis">PREROUTING</text:span> – used for altering a packet as soon as it’s received </text:p>
                </text:list-item>
                <text:list-item>
                  <text:p text:style-name="P16"><text:span text:style-name="Strong_20_Emphasis">OUTPUT</text:span> – used for altering locally generated packets </text:p>
                </text:list-item>
                <text:list-item>
                  <text:p text:style-name="P16"><text:span text:style-name="Strong_20_Emphasis">POSTROUTING</text:span> – used for altering packets as they are about to go out </text:p>
                </text:list-item>
              </text:list>
            </text:list-item>
            <text:list-item>
              <text:p text:style-name="P16"><text:span text:style-name="Source_20_Text">MANGLE</text:span> – this table is used for packet altering. Until kernel version <text:span text:style-name="Strong_20_Emphasis">2.4</text:span> this table had only two chains, but they are now 5: </text:p>
              <text:list>
                <text:list-item>
                  <text:p text:style-name="P16"><text:span text:style-name="Strong_20_Emphasis">PREROUTING</text:span> – for altering incoming connections </text:p>
                </text:list-item>
                <text:list-item>
                  <text:p text:style-name="P16"><text:span text:style-name="Strong_20_Emphasis">OUTPUT</text:span> – for altering locally generated  packets </text:p>
                </text:list-item>
                <text:list-item>
                  <text:p text:style-name="P16"><text:span text:style-name="Strong_20_Emphasis">INPUT</text:span> – for incoming packets </text:p>
                </text:list-item>
                <text:list-item>
                  <text:p text:style-name="P16"><text:span text:style-name="Strong_20_Emphasis">POSTROUTING</text:span> – for altering packets as they are about to go out </text:p>
                </text:list-item>
                <text:list-item>
                  <text:p text:style-name="P12"><text:span text:style-name="Strong_20_Emphasis">FORWARD</text:span> – for packets routed through the box </text:p>
                </text:list-item>
              </text:list>
            </text:list-item>
          </text:list>
        </text:list-item>
      </text:list>
      <text:p text:style-name="P3">-<text:span text:style-name="T1">Rules</text:span></text:p>
      <text:p text:style-name="P1"/>
      <text:p text:style-name="P5">The rules defines what to do with the packet if it matches any defined rule. If the rule is matched, it defines a <text:span text:style-name="Strong_20_Emphasis">target</text:span> which can be another chain, or some special values mentioned below:</text:p>
      <text:list xml:id="list1779698889" text:style-name="L1">
        <text:list-item>
          <text:p text:style-name="P14"><text:span text:style-name="Strong_20_Emphasis">ACCEPT:</text:span> It means that the packet is allowed to pass through the firewall.</text:p>
        </text:list-item>
        <text:list-item>
          <text:p text:style-name="P14"><text:span text:style-name="Strong_20_Emphasis">DROP:</text:span> It means that the packet is not allowed to pass through the firewall.</text:p>
        </text:list-item>
        <text:list-item>
          <text:p text:style-name="P9"><text:span text:style-name="Strong_20_Emphasis">RETURN:</text:span> It means to skip the current rule and jump back to the chain from which it was called.</text:p>
        </text:list-item>
      </text:list>
      <text:p text:style-name="Text_20_body">There are 5 built-in tables in iptables namely <text:span text:style-name="Strong_20_Emphasis">filter, nat, mangle, raw, security</text:span>. For this tutorial, we are going to work only with the default table of iptables which is <text:span text:style-name="Strong_20_Emphasis">filter</text:span>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7:42:25.917823623</meta:creation-date>
    <dc:date>2020-03-23T13:29:57.978951752</dc:date>
    <meta:editing-duration>PT14H5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482" meta:character-count="2829" meta:non-whitespace-character-count="2358"/>
  </office:meta>
</office:document-meta>
</file>